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7T17:41:00.293431750</dc:date>
    <meta:editing-cycles>28</meta:editing-cycles>
    <meta:editing-duration>PT1H23M34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5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log_e z(5) </text:p>
              </table:table-cell>
              <table:table-cell office:value-type="float" office:value="-4.24264068711929">
                <text:p>-4.24264068711929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log_e z(0) 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log_e z(1) 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log_e z(2) </text:p>
              </table:table-cell>
              <table:table-cell office:value-type="float" office:value="1.83697019872103E-016">
                <text:p>1.83697019872103E-0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log_e z(3) </text:p>
              </table:table-cell>
              <table:table-cell office:value-type="float" office:value="-2.82842712474619">
                <text:p>-2.82842712474619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log_e z(4) </text:p>
              </table:table-cell>
              <table:table-cell office:value-type="float" office:value="-5">
                <text:p>-5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24264068711929">
                <text:p>-4.24264068711929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